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5938in" table:align="left"/>
    </style:style>
    <style:style style:name="Table1.A" style:family="table-column">
      <style:table-column-properties style:column-width="0.4868in"/>
    </style:style>
    <style:style style:name="Table1.B" style:family="table-column">
      <style:table-column-properties style:column-width="0.106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:m7">
        <text:section text:style-name="Sect1" text:name=":m6">
          <text:p text:style-name="Standard">const exchangeRates = {</text:p>
          <text:p text:style-name="Standard">    "USD": { "EUR": 0.85, "GBP": 0.75, "INR": 75, "JPY": 110 },</text:p>
          <text:p text:style-name="Standard">    "EUR": { "USD": 1.18, "GBP": 0.88, "INR": 88, "JPY": 129 },</text:p>
          <text:p text:style-name="Standard">    "GBP": { "USD": 1.34, "EUR": 1.14, "INR": 100, "JPY": 147 },</text:p>
          <text:p text:style-name="Standard">    "INR": { "USD": 0.013, "EUR": 0.011, "GBP": 0.01, "JPY": 1.47 },</text:p>
          <text:p text:style-name="Standard">    "JPY": { "USD": 0.0091, "EUR": 0.0078, "GBP": 0.0068, "INR": 0.68 }</text:p>
          <text:p text:style-name="Standard">};</text:p>
          <text:p text:style-name="Standard"/>
          <text:p text:style-name="Standard">function convertCurrency() {</text:p>
          <text:p text:style-name="Standard">    const amount = document.getElementById('</text:p>
          <text:p text:style-name="Standard">    const fromCurrency = document.getElementById('</text:p>
          <text:p text:style-name="Standard">    const toCurrency = document.getElementById('</text:p>
          <text:p text:style-name="Standard"/>
          <text:p text:style-name="Standard">    if (amount === '' || isNaN(amount)) {</text:p>
          <text:p text:style-name="Standard">        alert('Please enter a valid amount');</text:p>
          <text:p text:style-name="Standard">        return;</text:p>
          <text:p text:style-name="Standard">    }</text:p>
          <text:p text:style-name="Standard"/>
          <text:p text:style-name="Standard">    const rate = exchangeRates[fromCurrency][</text:p>
          <text:p text:style-name="Standard">    const convertedAmount = (amount * rate).toFixed(2);</text:p>
          <text:p text:style-name="Standard"/>
          <text:p text:style-name="Standard">    document.getElementById('</text:p>
          <text:p text:style-name="Standard">}</text:p>
        </text:section>
      </text:section>
      <text:section text:style-name="Sect1" text:name=":m8">
        <table:table table:name="Table1" table:style-name="Table1">
          <table:table-column table:style-name="Table1.A"/>
          <table:table-column table:style-name="Table1.B"/>
          <table:table-row table:style-name="TableLine94647921220800">
            <table:table-cell table:style-name="Table1.A1" office:value-type="string">
              <text:p text:style-name="Table_20_Contents"><text:bookmark text:name=":la_0"/></text:p>
            </table:table-cell>
            <table:table-cell table:style-name="Table1.A1" office:value-type="string">
              <text:p text:style-name="P1"/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7T09:31:59.890655587</meta:creation-date>
    <dc:date>2024-08-17T09:32:36.503517706</dc:date>
    <meta:editing-duration>PT37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19" meta:word-count="101" meta:character-count="760" meta:non-whitespace-character-count="610"/>
  </office:meta>
</office:document-meta>
</file>